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Task.Report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ask.taskReportLine( String longestOp , TaskStats st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rtTask.shouldNeverLogA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ask.shouldNotRecord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ask.genPartialReport( int reported , LinkedHashMap partOfTasks , int totalS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rtTask.longestOp( Iterator taskSta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Task.tableTitle( String longest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